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28cm"/>
    </style:style>
    <style:style style:name="co4" style:family="table-column">
      <style:table-column-properties fo:break-before="auto" style:column-width="2.6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1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Z_a/2</text:p>
          </table:table-cell>
          <table:table-cell office:value-type="string" calcext:value-type="string">
            <text:p>%sigma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96" calcext:value-type="float">
            <text:p>1.9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*sigma</text:p>
          </table:table-cell>
          <table:table-cell table:formula="of:=[.B2]*[.C2]" office:value-type="float" office:value="2.94" calcext:value-type="float">
            <text:p>2.94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(Z*sigma</text:span>)/d</text:p>
          </table:table-cell>
          <table:table-cell table:formula="of:=[.B4]/[.A2]" office:value-type="float" office:value="5.88" calcext:value-type="float">
            <text:p>5.88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[(Z*sigma)/d</text:span>]²</text:p>
          </table:table-cell>
          <table:table-cell table:formula="of:=[.B5]^2" office:value-type="float" office:value="34.5744" calcext:value-type="float">
            <text:p>34.5744</text:p>
          </table:table-cell>
          <table:table-cell/>
        </table:table-row>
        <table:table-row table:style-name="ro1">
          <table:table-cell office:value-type="string" calcext:value-type="string">
            <text:p>Round up</text:p>
          </table:table-cell>
          <table:table-cell table:formula="of:=ROUNDUP([.B6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n=</text:p>
          </table:table-cell>
          <table:table-cell table:formula="of:=[.B7]" office:value-type="float" office:value="35" calcext:value-type="float">
            <text:p>35</text:p>
          </table:table-cell>
          <table:table-cell/>
        </table:table-row>
      </table:table>
      <table:table table:name="p1b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Z_a/2</text:p>
          </table:table-cell>
          <table:table-cell office:value-type="string" calcext:value-type="string">
            <text:p>%sigma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96" calcext:value-type="float">
            <text:p>1.9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*sigma</text:p>
          </table:table-cell>
          <table:table-cell table:formula="of:=[.B2]*[.C2]" office:value-type="float" office:value="2.94" calcext:value-type="float">
            <text:p>2.94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(Z*sigma</text:span>)/d</text:p>
          </table:table-cell>
          <table:table-cell table:formula="of:=[.B4]/[.A2]" office:value-type="float" office:value="3.675" calcext:value-type="float">
            <text:p>3.675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[(Z*sigma)/d</text:span>]²</text:p>
          </table:table-cell>
          <table:table-cell table:formula="of:=[.B5]^2" office:value-type="float" office:value="13.505625" calcext:value-type="float">
            <text:p>13.505625</text:p>
          </table:table-cell>
          <table:table-cell/>
        </table:table-row>
        <table:table-row table:style-name="ro1">
          <table:table-cell office:value-type="string" calcext:value-type="string">
            <text:p>Round up</text:p>
          </table:table-cell>
          <table:table-cell table:formula="of:=ROUNDUP([.B6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=</text:p>
          </table:table-cell>
          <table:table-cell table:formula="of:=[.B7]" office:value-type="float" office:value="14" calcext:value-type="float">
            <text:p>14</text:p>
          </table:table-cell>
          <table:table-cell/>
        </table:table-row>
      </table:table>
      <table:table table:name="p3a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Z_a/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96" calcext:value-type="float">
            <text:p>1.96</text:p>
          </table:table-cell>
          <table:table-cell office:value-type="float" office:value="0.5" calcext:value-type="float">
            <text:p>0.5</text:p>
          </table:table-cell>
          <table:table-cell table:formula="of:=1-[.C2]" office:value-type="float" office:value="0.5" calcext:value-type="float">
            <text:p>0.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Z*sqrt(pq)</text:p>
          </table:table-cell>
          <table:table-cell table:formula="of:=[.B2]" office:value-type="float" office:value="1.96" calcext:value-type="float">
            <text:p>1.96</text:p>
          </table:table-cell>
          <table:table-cell table:formula="of:=SQRT([.C2]*[.D2]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Z*sqrt(pq)</text:p>
          </table:table-cell>
          <table:table-cell table:formula="of:=[.B5]*[.C5]"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Z*sqrt(pq)]/d</text:p>
          </table:table-cell>
          <table:table-cell table:formula="of:=[.B6]/[.A2]" office:value-type="float" office:value="32.6666666666667" calcext:value-type="float">
            <text:p>32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[Z*sqrt(pq)]/d)²</text:p>
          </table:table-cell>
          <table:table-cell table:formula="of:=[.B7]^2" office:value-type="float" office:value="1067.11111111111" calcext:value-type="float">
            <text:p>1067.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nd up</text:p>
          </table:table-cell>
          <table:table-cell table:formula="of:=ROUNDUP([.B8])" office:value-type="float" office:value="1068" calcext:value-type="float">
            <text:p>1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</text:p>
          </table:table-cell>
          <table:table-cell table:formula="of:=[.B9]" office:value-type="float" office:value="1068" calcext:value-type="float">
            <text:p>1068</text:p>
          </table:table-cell>
          <table:table-cell table:number-columns-repeated="2"/>
        </table:table-row>
      </table:table>
      <table:table table:name="p3b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Z_a/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.58" calcext:value-type="float">
            <text:p>2.58</text:p>
          </table:table-cell>
          <table:table-cell office:value-type="float" office:value="0.5" calcext:value-type="float">
            <text:p>0.5</text:p>
          </table:table-cell>
          <table:table-cell table:formula="of:=1-[.C2]" office:value-type="float" office:value="0.5" calcext:value-type="float">
            <text:p>0.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Z*sqrt(pq)</text:p>
          </table:table-cell>
          <table:table-cell table:formula="of:=[.B2]" office:value-type="float" office:value="2.58" calcext:value-type="float">
            <text:p>2.58</text:p>
          </table:table-cell>
          <table:table-cell table:formula="of:=SQRT([.C2]*[.D2]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Z*sqrt(pq)</text:p>
          </table:table-cell>
          <table:table-cell table:formula="of:=[.B5]*[.C5]" office:value-type="float" office:value="1.29" calcext:value-type="float">
            <text:p>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Z*sqrt(pq)]/d</text:p>
          </table:table-cell>
          <table:table-cell table:formula="of:=[.B6]/[.A2]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[Z*sqrt(pq)]/d)²</text:p>
          </table:table-cell>
          <table:table-cell table:formula="of:=[.B7]^2" office:value-type="float" office:value="1849" calcext:value-type="float">
            <text:p>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nd up</text:p>
          </table:table-cell>
          <table:table-cell table:formula="of:=ROUNDUP([.B8])" office:value-type="float" office:value="1849" calcext:value-type="float">
            <text:p>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=</text:p>
          </table:table-cell>
          <table:table-cell table:formula="of:=[.B9]" office:value-type="float" office:value="1849" calcext:value-type="float">
            <text:p>18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6T15:33:57.352000000</meta:creation-date>
    <dc:date>2020-06-26T16:51:33.411000000</dc:date>
    <meta:editing-duration>PT1H16M52S</meta:editing-duration>
    <meta:editing-cycles>7</meta:editing-cycles>
    <meta:generator>LibreOffice/6.4.4.2$Windows_X86_64 LibreOffice_project/3d775be2011f3886db32dfd395a6a6d1ca2630ff</meta:generator>
    <meta:document-statistic meta:table-count="4" meta:cell-count="74" meta:object-count="0"/>
  </office:meta>
</office:document-meta>
</file>